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6bb488" officeooo:paragraph-rsid="0070a82b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2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table-cell table:style-name="Table3.A2" table:number-rows-spanned="3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6" office:value-type="string">
            <text:p text:style-name="P28">Check to see if the keyboard queue is empty. If it is Param0 is $FF, otherwise it is $00</text:p>
          </table:table-cell>
        </table:table-row>
      </table:table>
      <text:p text:style-name="P5"/>
      <text:p text:style-name="P13"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1-25T09:12:47.067728407</dc:date>
    <meta:editing-duration>PT1H43M7S</meta:editing-duration>
    <meta:editing-cycles>65</meta:editing-cycles>
    <meta:generator>LibreOffice/7.6.2.1$Linux_X86_64 LibreOffice_project/60$Build-1</meta:generator>
    <meta:document-statistic meta:table-count="3" meta:image-count="0" meta:object-count="0" meta:page-count="3" meta:paragraph-count="77" meta:word-count="574" meta:character-count="3173" meta:non-whitespace-character-count="2627"/>
  </office:meta>
</office:document-meta>
</file>